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Rekursive Listenoperationen basierend auf Head und Tail mit Java Collections sind ineffizient</text:p>
              </text:list-item>
              <text:list-item>
                <text:p>Das Arbeiten mit Java‘s ImmutableCollections ist umständlich und ineffizient (z.B. logisches Einfügen)</text:p>
              </text:list-item>
              <text:list-item>
                <text:p><text:span text:style-name="T2">VAVR beinhaltet eine </text:span>Immutable Linked List mit explizitem Zugriff auf Head und Tail (Objekte!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5-29T12:33:13.074568291</dc:date>
    <meta:editing-duration>PT3H19M32S</meta:editing-duration>
    <meta:editing-cycles>9</meta:editing-cycles>
    <meta:generator>LibreOffice/6.0.7.3$Linux_X86_64 LibreOffice_project/00m0$Build-3</meta:generator>
    <meta:document-statistic meta:object-count="41"/>
  </office:meta>
</office:document-meta>
</file>